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obObject.replication( L method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cobObject.newChannel( Class &lt; T &gt; channe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obObject.replication( T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obObject.importChannel( String channelId , Class &lt; T &gt; channel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obObjec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obObject.object( boolean replication , Set &lt; L &gt; methodLi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cobObject.getMethod( String metho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cobObject.object( L method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cobObject.object( boolean replication , L method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obObject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obObject.newChannel( Class &lt; T &gt; channelTyp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obObject.instance( JacobRunnable concre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obObject.getExtension( Class extensio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obObject.object( boolean replication , L [ ] methodLi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